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Norm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Normal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Unter 1 Jahr</text:p>
          </table:table-cell>
          <table:table-cell office:value-type="float" office:value="774870" calcext:value-type="float">
            <text:p>774.870</text:p>
          </table:table-cell>
        </table:table-row>
        <table:table-row table:style-name="ro1">
          <table:table-cell office:value-type="string" calcext:value-type="string">
            <text:p>1-Jährige</text:p>
          </table:table-cell>
          <table:table-cell office:value-type="float" office:value="794132" calcext:value-type="float">
            <text:p>794.132</text:p>
          </table:table-cell>
        </table:table-row>
        <table:table-row table:style-name="ro1">
          <table:table-cell office:value-type="string" calcext:value-type="string">
            <text:p>2-Jährige</text:p>
          </table:table-cell>
          <table:table-cell office:value-type="float" office:value="802415" calcext:value-type="float">
            <text:p>802.415</text:p>
          </table:table-cell>
        </table:table-row>
        <table:table-row table:style-name="ro1">
          <table:table-cell office:value-type="string" calcext:value-type="string">
            <text:p>3-Jährige</text:p>
          </table:table-cell>
          <table:table-cell office:value-type="float" office:value="807816" calcext:value-type="float">
            <text:p>807.816</text:p>
          </table:table-cell>
        </table:table-row>
        <table:table-row table:style-name="ro1">
          <table:table-cell office:value-type="string" calcext:value-type="string">
            <text:p>4-Jährige</text:p>
          </table:table-cell>
          <table:table-cell office:value-type="float" office:value="782143" calcext:value-type="float">
            <text:p>782.143</text:p>
          </table:table-cell>
        </table:table-row>
        <table:table-row table:style-name="ro1">
          <table:table-cell office:value-type="string" calcext:value-type="string">
            <text:p>5-Jährige</text:p>
          </table:table-cell>
          <table:table-cell office:value-type="float" office:value="771479" calcext:value-type="float">
            <text:p>771.479</text:p>
          </table:table-cell>
        </table:table-row>
        <table:table-row table:style-name="ro1">
          <table:table-cell office:value-type="string" calcext:value-type="string">
            <text:p>6-Jährige</text:p>
          </table:table-cell>
          <table:table-cell office:value-type="float" office:value="743954" calcext:value-type="float">
            <text:p>743.954</text:p>
          </table:table-cell>
        </table:table-row>
        <table:table-row table:style-name="ro1">
          <table:table-cell office:value-type="string" calcext:value-type="string">
            <text:p>7-Jährige</text:p>
          </table:table-cell>
          <table:table-cell office:value-type="float" office:value="741969" calcext:value-type="float">
            <text:p>741.969</text:p>
          </table:table-cell>
        </table:table-row>
        <table:table-row table:style-name="ro1">
          <table:table-cell office:value-type="string" calcext:value-type="string">
            <text:p>8-Jährige</text:p>
          </table:table-cell>
          <table:table-cell office:value-type="float" office:value="725807" calcext:value-type="float">
            <text:p>725.807</text:p>
          </table:table-cell>
        </table:table-row>
        <table:table-row table:style-name="ro1">
          <table:table-cell office:value-type="string" calcext:value-type="string">
            <text:p>9-Jährige</text:p>
          </table:table-cell>
          <table:table-cell office:value-type="float" office:value="743761" calcext:value-type="float">
            <text:p>743.761</text:p>
          </table:table-cell>
        </table:table-row>
        <table:table-row table:style-name="ro1">
          <table:table-cell office:value-type="string" calcext:value-type="string">
            <text:p>10-Jährige</text:p>
          </table:table-cell>
          <table:table-cell office:value-type="float" office:value="732376" calcext:value-type="float">
            <text:p>732.376</text:p>
          </table:table-cell>
        </table:table-row>
        <table:table-row table:style-name="ro1">
          <table:table-cell office:value-type="string" calcext:value-type="string">
            <text:p>11-Jährige</text:p>
          </table:table-cell>
          <table:table-cell office:value-type="float" office:value="751663" calcext:value-type="float">
            <text:p>751.663</text:p>
          </table:table-cell>
        </table:table-row>
        <table:table-row table:style-name="ro1">
          <table:table-cell office:value-type="string" calcext:value-type="string">
            <text:p>12-Jährige</text:p>
          </table:table-cell>
          <table:table-cell office:value-type="float" office:value="746670" calcext:value-type="float">
            <text:p>746.670</text:p>
          </table:table-cell>
        </table:table-row>
        <table:table-row table:style-name="ro1">
          <table:table-cell office:value-type="string" calcext:value-type="string">
            <text:p>13-Jährige</text:p>
          </table:table-cell>
          <table:table-cell office:value-type="float" office:value="731698" calcext:value-type="float">
            <text:p>731.698</text:p>
          </table:table-cell>
        </table:table-row>
        <table:table-row table:style-name="ro1">
          <table:table-cell office:value-type="string" calcext:value-type="string">
            <text:p>14-Jährige</text:p>
          </table:table-cell>
          <table:table-cell office:value-type="float" office:value="740506" calcext:value-type="float">
            <text:p>740.506</text:p>
          </table:table-cell>
        </table:table-row>
        <table:table-row table:style-name="ro1">
          <table:table-cell office:value-type="string" calcext:value-type="string">
            <text:p>15-Jährige</text:p>
          </table:table-cell>
          <table:table-cell office:value-type="float" office:value="756823" calcext:value-type="float">
            <text:p>756.823</text:p>
          </table:table-cell>
        </table:table-row>
        <table:table-row table:style-name="ro1">
          <table:table-cell office:value-type="string" calcext:value-type="string">
            <text:p>16-Jährige</text:p>
          </table:table-cell>
          <table:table-cell office:value-type="float" office:value="757882" calcext:value-type="float">
            <text:p>757.882</text:p>
          </table:table-cell>
        </table:table-row>
        <table:table-row table:style-name="ro1">
          <table:table-cell office:value-type="string" calcext:value-type="string">
            <text:p>17-Jährige</text:p>
          </table:table-cell>
          <table:table-cell office:value-type="float" office:value="771938" calcext:value-type="float">
            <text:p>771.938</text:p>
          </table:table-cell>
        </table:table-row>
        <table:table-row table:style-name="ro1">
          <table:table-cell office:value-type="string" calcext:value-type="string">
            <text:p>18-Jährige</text:p>
          </table:table-cell>
          <table:table-cell office:value-type="float" office:value="798514" calcext:value-type="float">
            <text:p>798.514</text:p>
          </table:table-cell>
        </table:table-row>
        <table:table-row table:style-name="ro1">
          <table:table-cell office:value-type="string" calcext:value-type="string">
            <text:p>19-Jährige</text:p>
          </table:table-cell>
          <table:table-cell office:value-type="float" office:value="854086" calcext:value-type="float">
            <text:p>854.086</text:p>
          </table:table-cell>
        </table:table-row>
        <table:table-row table:style-name="ro1">
          <table:table-cell office:value-type="string" calcext:value-type="string">
            <text:p>20-Jährige</text:p>
          </table:table-cell>
          <table:table-cell office:value-type="float" office:value="878869" calcext:value-type="float">
            <text:p>878.869</text:p>
          </table:table-cell>
        </table:table-row>
        <table:table-row table:style-name="ro1">
          <table:table-cell office:value-type="string" calcext:value-type="string">
            <text:p>21-Jährige</text:p>
          </table:table-cell>
          <table:table-cell office:value-type="float" office:value="905902" calcext:value-type="float">
            <text:p>905.902</text:p>
          </table:table-cell>
        </table:table-row>
        <table:table-row table:style-name="ro1">
          <table:table-cell office:value-type="string" calcext:value-type="string">
            <text:p>22-Jährige</text:p>
          </table:table-cell>
          <table:table-cell office:value-type="float" office:value="947646" calcext:value-type="float">
            <text:p>947.646</text:p>
          </table:table-cell>
        </table:table-row>
        <table:table-row table:style-name="ro1">
          <table:table-cell office:value-type="string" calcext:value-type="string">
            <text:p>23-Jährige</text:p>
          </table:table-cell>
          <table:table-cell office:value-type="float" office:value="944591" calcext:value-type="float">
            <text:p>944.591</text:p>
          </table:table-cell>
        </table:table-row>
        <table:table-row table:style-name="ro1">
          <table:table-cell office:value-type="string" calcext:value-type="string">
            <text:p>24-Jährige</text:p>
          </table:table-cell>
          <table:table-cell office:value-type="float" office:value="931423" calcext:value-type="float">
            <text:p>931.423</text:p>
          </table:table-cell>
        </table:table-row>
        <table:table-row table:style-name="ro1">
          <table:table-cell office:value-type="string" calcext:value-type="string">
            <text:p>25-Jährige</text:p>
          </table:table-cell>
          <table:table-cell office:value-type="float" office:value="947032" calcext:value-type="float">
            <text:p>947.032</text:p>
          </table:table-cell>
        </table:table-row>
        <table:table-row table:style-name="ro1">
          <table:table-cell office:value-type="string" calcext:value-type="string">
            <text:p>26-Jährige</text:p>
          </table:table-cell>
          <table:table-cell office:value-type="float" office:value="978142" calcext:value-type="float">
            <text:p>978.142</text:p>
          </table:table-cell>
        </table:table-row>
        <table:table-row table:style-name="ro1">
          <table:table-cell office:value-type="string" calcext:value-type="string">
            <text:p>27-Jährige</text:p>
          </table:table-cell>
          <table:table-cell office:value-type="float" office:value="995515" calcext:value-type="float">
            <text:p>995.515</text:p>
          </table:table-cell>
        </table:table-row>
        <table:table-row table:style-name="ro1">
          <table:table-cell office:value-type="string" calcext:value-type="string">
            <text:p>28-Jährige</text:p>
          </table:table-cell>
          <table:table-cell office:value-type="float" office:value="1030314" calcext:value-type="float">
            <text:p>1.030.314</text:p>
          </table:table-cell>
        </table:table-row>
        <table:table-row table:style-name="ro1">
          <table:table-cell office:value-type="string" calcext:value-type="string">
            <text:p>29-Jährige</text:p>
          </table:table-cell>
          <table:table-cell office:value-type="float" office:value="1123468" calcext:value-type="float">
            <text:p>1.123.468</text:p>
          </table:table-cell>
        </table:table-row>
        <table:table-row table:style-name="ro1">
          <table:table-cell office:value-type="string" calcext:value-type="string">
            <text:p>30-Jährige</text:p>
          </table:table-cell>
          <table:table-cell office:value-type="float" office:value="1109227" calcext:value-type="float">
            <text:p>1.109.227</text:p>
          </table:table-cell>
        </table:table-row>
        <table:table-row table:style-name="ro1">
          <table:table-cell office:value-type="string" calcext:value-type="string">
            <text:p>31-Jährige</text:p>
          </table:table-cell>
          <table:table-cell office:value-type="float" office:value="1133582" calcext:value-type="float">
            <text:p>1.133.582</text:p>
          </table:table-cell>
        </table:table-row>
        <table:table-row table:style-name="ro1">
          <table:table-cell office:value-type="string" calcext:value-type="string">
            <text:p>32-Jährige</text:p>
          </table:table-cell>
          <table:table-cell office:value-type="float" office:value="1109010" calcext:value-type="float">
            <text:p>1.109.010</text:p>
          </table:table-cell>
        </table:table-row>
        <table:table-row table:style-name="ro1">
          <table:table-cell office:value-type="string" calcext:value-type="string">
            <text:p>33-Jährige</text:p>
          </table:table-cell>
          <table:table-cell office:value-type="float" office:value="1088700" calcext:value-type="float">
            <text:p>1.088.700</text:p>
          </table:table-cell>
        </table:table-row>
        <table:table-row table:style-name="ro1">
          <table:table-cell office:value-type="string" calcext:value-type="string">
            <text:p>34-Jährige</text:p>
          </table:table-cell>
          <table:table-cell office:value-type="float" office:value="1055201" calcext:value-type="float">
            <text:p>1.055.201</text:p>
          </table:table-cell>
        </table:table-row>
        <table:table-row table:style-name="ro1">
          <table:table-cell office:value-type="string" calcext:value-type="string">
            <text:p>35-Jährige</text:p>
          </table:table-cell>
          <table:table-cell office:value-type="float" office:value="1048086" calcext:value-type="float">
            <text:p>1.048.086</text:p>
          </table:table-cell>
        </table:table-row>
        <table:table-row table:style-name="ro1">
          <table:table-cell office:value-type="string" calcext:value-type="string">
            <text:p>36-Jährige</text:p>
          </table:table-cell>
          <table:table-cell office:value-type="float" office:value="1048762" calcext:value-type="float">
            <text:p>1.048.762</text:p>
          </table:table-cell>
        </table:table-row>
        <table:table-row table:style-name="ro1">
          <table:table-cell office:value-type="string" calcext:value-type="string">
            <text:p>37-Jährige</text:p>
          </table:table-cell>
          <table:table-cell office:value-type="float" office:value="1069168" calcext:value-type="float">
            <text:p>1.069.168</text:p>
          </table:table-cell>
        </table:table-row>
        <table:table-row table:style-name="ro1">
          <table:table-cell office:value-type="string" calcext:value-type="string">
            <text:p>38-Jährige</text:p>
          </table:table-cell>
          <table:table-cell office:value-type="float" office:value="1059479" calcext:value-type="float">
            <text:p>1.059.479</text:p>
          </table:table-cell>
        </table:table-row>
        <table:table-row table:style-name="ro1">
          <table:table-cell office:value-type="string" calcext:value-type="string">
            <text:p>39-Jährige</text:p>
          </table:table-cell>
          <table:table-cell office:value-type="float" office:value="1063715" calcext:value-type="float">
            <text:p>1.063.715</text:p>
          </table:table-cell>
        </table:table-row>
        <table:table-row table:style-name="ro1">
          <table:table-cell office:value-type="string" calcext:value-type="string">
            <text:p>40-Jährige</text:p>
          </table:table-cell>
          <table:table-cell office:value-type="float" office:value="1011818" calcext:value-type="float">
            <text:p>1.011.818</text:p>
          </table:table-cell>
        </table:table-row>
        <table:table-row table:style-name="ro1">
          <table:table-cell office:value-type="string" calcext:value-type="string">
            <text:p>41-Jährige</text:p>
          </table:table-cell>
          <table:table-cell office:value-type="float" office:value="997428" calcext:value-type="float">
            <text:p>997.428</text:p>
          </table:table-cell>
        </table:table-row>
        <table:table-row table:style-name="ro1">
          <table:table-cell office:value-type="string" calcext:value-type="string">
            <text:p>42-Jährige</text:p>
          </table:table-cell>
          <table:table-cell office:value-type="float" office:value="987623" calcext:value-type="float">
            <text:p>987.623</text:p>
          </table:table-cell>
        </table:table-row>
        <table:table-row table:style-name="ro1">
          <table:table-cell office:value-type="string" calcext:value-type="string">
            <text:p>43-Jährige</text:p>
          </table:table-cell>
          <table:table-cell office:value-type="float" office:value="968885" calcext:value-type="float">
            <text:p>968.885</text:p>
          </table:table-cell>
        </table:table-row>
        <table:table-row table:style-name="ro1">
          <table:table-cell office:value-type="string" calcext:value-type="string">
            <text:p>44-Jährige</text:p>
          </table:table-cell>
          <table:table-cell office:value-type="float" office:value="943272" calcext:value-type="float">
            <text:p>943.272</text:p>
          </table:table-cell>
        </table:table-row>
        <table:table-row table:style-name="ro1">
          <table:table-cell office:value-type="string" calcext:value-type="string">
            <text:p>45-Jährige</text:p>
          </table:table-cell>
          <table:table-cell office:value-type="float" office:value="954462" calcext:value-type="float">
            <text:p>954.462</text:p>
          </table:table-cell>
        </table:table-row>
        <table:table-row table:style-name="ro1">
          <table:table-cell office:value-type="string" calcext:value-type="string">
            <text:p>46-Jährige</text:p>
          </table:table-cell>
          <table:table-cell office:value-type="float" office:value="960829" calcext:value-type="float">
            <text:p>960.829</text:p>
          </table:table-cell>
        </table:table-row>
        <table:table-row table:style-name="ro1">
          <table:table-cell office:value-type="string" calcext:value-type="string">
            <text:p>47-Jährige</text:p>
          </table:table-cell>
          <table:table-cell office:value-type="float" office:value="1038797" calcext:value-type="float">
            <text:p>1.038.797</text:p>
          </table:table-cell>
        </table:table-row>
        <table:table-row table:style-name="ro1">
          <table:table-cell office:value-type="string" calcext:value-type="string">
            <text:p>48-Jährige</text:p>
          </table:table-cell>
          <table:table-cell office:value-type="float" office:value="1139590" calcext:value-type="float">
            <text:p>1.139.590</text:p>
          </table:table-cell>
        </table:table-row>
        <table:table-row table:style-name="ro1">
          <table:table-cell office:value-type="string" calcext:value-type="string">
            <text:p>49-Jährige</text:p>
          </table:table-cell>
          <table:table-cell office:value-type="float" office:value="1179680" calcext:value-type="float">
            <text:p>1.179.680</text:p>
          </table:table-cell>
        </table:table-row>
        <table:table-row table:style-name="ro1">
          <table:table-cell office:value-type="string" calcext:value-type="string">
            <text:p>50-Jährige</text:p>
          </table:table-cell>
          <table:table-cell office:value-type="float" office:value="1263945" calcext:value-type="float">
            <text:p>1.263.945</text:p>
          </table:table-cell>
        </table:table-row>
        <table:table-row table:style-name="ro1">
          <table:table-cell office:value-type="string" calcext:value-type="string">
            <text:p>51-Jährige</text:p>
          </table:table-cell>
          <table:table-cell office:value-type="float" office:value="1320960" calcext:value-type="float">
            <text:p>1.320.960</text:p>
          </table:table-cell>
        </table:table-row>
        <table:table-row table:style-name="ro1">
          <table:table-cell office:value-type="string" calcext:value-type="string">
            <text:p>52-Jährige</text:p>
          </table:table-cell>
          <table:table-cell office:value-type="float" office:value="1352770" calcext:value-type="float">
            <text:p>1.352.770</text:p>
          </table:table-cell>
        </table:table-row>
        <table:table-row table:style-name="ro1">
          <table:table-cell office:value-type="string" calcext:value-type="string">
            <text:p>53-Jährige</text:p>
          </table:table-cell>
          <table:table-cell office:value-type="float" office:value="1385608" calcext:value-type="float">
            <text:p>1.385.608</text:p>
          </table:table-cell>
        </table:table-row>
        <table:table-row table:style-name="ro1">
          <table:table-cell office:value-type="string" calcext:value-type="string">
            <text:p>54-Jährige</text:p>
          </table:table-cell>
          <table:table-cell office:value-type="float" office:value="1386952" calcext:value-type="float">
            <text:p>1.386.952</text:p>
          </table:table-cell>
        </table:table-row>
        <table:table-row table:style-name="ro1">
          <table:table-cell office:value-type="string" calcext:value-type="string">
            <text:p>55-Jährige</text:p>
          </table:table-cell>
          <table:table-cell office:value-type="float" office:value="1408832" calcext:value-type="float">
            <text:p>1.408.832</text:p>
          </table:table-cell>
        </table:table-row>
        <table:table-row table:style-name="ro1">
          <table:table-cell office:value-type="string" calcext:value-type="string">
            <text:p>56-Jährige</text:p>
          </table:table-cell>
          <table:table-cell office:value-type="float" office:value="1392942" calcext:value-type="float">
            <text:p>1.392.942</text:p>
          </table:table-cell>
        </table:table-row>
        <table:table-row table:style-name="ro1">
          <table:table-cell office:value-type="string" calcext:value-type="string">
            <text:p>57-Jährige</text:p>
          </table:table-cell>
          <table:table-cell office:value-type="float" office:value="1344388" calcext:value-type="float">
            <text:p>1.344.388</text:p>
          </table:table-cell>
        </table:table-row>
        <table:table-row table:style-name="ro1">
          <table:table-cell office:value-type="string" calcext:value-type="string">
            <text:p>58-Jährige</text:p>
          </table:table-cell>
          <table:table-cell office:value-type="float" office:value="1319852" calcext:value-type="float">
            <text:p>1.319.852</text:p>
          </table:table-cell>
        </table:table-row>
        <table:table-row table:style-name="ro1">
          <table:table-cell office:value-type="string" calcext:value-type="string">
            <text:p>59-Jährige</text:p>
          </table:table-cell>
          <table:table-cell office:value-type="float" office:value="1271291" calcext:value-type="float">
            <text:p>1.271.291</text:p>
          </table:table-cell>
        </table:table-row>
        <table:table-row table:style-name="ro1">
          <table:table-cell office:value-type="string" calcext:value-type="string">
            <text:p>60-Jährige</text:p>
          </table:table-cell>
          <table:table-cell office:value-type="float" office:value="1230109" calcext:value-type="float">
            <text:p>1.230.109</text:p>
          </table:table-cell>
        </table:table-row>
        <table:table-row table:style-name="ro1">
          <table:table-cell office:value-type="string" calcext:value-type="string">
            <text:p>61-Jährige</text:p>
          </table:table-cell>
          <table:table-cell office:value-type="float" office:value="1157125" calcext:value-type="float">
            <text:p>1.157.125</text:p>
          </table:table-cell>
        </table:table-row>
        <table:table-row table:style-name="ro1">
          <table:table-cell office:value-type="string" calcext:value-type="string">
            <text:p>62-Jährige</text:p>
          </table:table-cell>
          <table:table-cell office:value-type="float" office:value="1124758" calcext:value-type="float">
            <text:p>1.124.758</text:p>
          </table:table-cell>
        </table:table-row>
        <table:table-row table:style-name="ro1">
          <table:table-cell office:value-type="string" calcext:value-type="string">
            <text:p>63-Jährige</text:p>
          </table:table-cell>
          <table:table-cell office:value-type="float" office:value="1087957" calcext:value-type="float">
            <text:p>1.087.957</text:p>
          </table:table-cell>
        </table:table-row>
        <table:table-row table:style-name="ro1">
          <table:table-cell office:value-type="string" calcext:value-type="string">
            <text:p>64-Jährige</text:p>
          </table:table-cell>
          <table:table-cell office:value-type="float" office:value="1047822" calcext:value-type="float">
            <text:p>1.047.822</text:p>
          </table:table-cell>
        </table:table-row>
        <table:table-row table:style-name="ro1">
          <table:table-cell office:value-type="string" calcext:value-type="string">
            <text:p>65-Jährige</text:p>
          </table:table-cell>
          <table:table-cell office:value-type="float" office:value="1021046" calcext:value-type="float">
            <text:p>1.021.046</text:p>
          </table:table-cell>
        </table:table-row>
        <table:table-row table:style-name="ro1">
          <table:table-cell office:value-type="string" calcext:value-type="string">
            <text:p>66-Jährige</text:p>
          </table:table-cell>
          <table:table-cell office:value-type="float" office:value="981186" calcext:value-type="float">
            <text:p>981.186</text:p>
          </table:table-cell>
        </table:table-row>
        <table:table-row table:style-name="ro1">
          <table:table-cell office:value-type="string" calcext:value-type="string">
            <text:p>67-Jährige</text:p>
          </table:table-cell>
          <table:table-cell office:value-type="float" office:value="972595" calcext:value-type="float">
            <text:p>972.595</text:p>
          </table:table-cell>
        </table:table-row>
        <table:table-row table:style-name="ro1">
          <table:table-cell office:value-type="string" calcext:value-type="string">
            <text:p>68-Jährige</text:p>
          </table:table-cell>
          <table:table-cell office:value-type="float" office:value="946118" calcext:value-type="float">
            <text:p>946.118</text:p>
          </table:table-cell>
        </table:table-row>
        <table:table-row table:style-name="ro1">
          <table:table-cell office:value-type="string" calcext:value-type="string">
            <text:p>69-Jährige</text:p>
          </table:table-cell>
          <table:table-cell office:value-type="float" office:value="938087" calcext:value-type="float">
            <text:p>938.087</text:p>
          </table:table-cell>
        </table:table-row>
        <table:table-row table:style-name="ro1">
          <table:table-cell office:value-type="string" calcext:value-type="string">
            <text:p>70-Jährige</text:p>
          </table:table-cell>
          <table:table-cell office:value-type="float" office:value="898100" calcext:value-type="float">
            <text:p>898.100</text:p>
          </table:table-cell>
        </table:table-row>
        <table:table-row table:style-name="ro1">
          <table:table-cell office:value-type="string" calcext:value-type="string">
            <text:p>71-Jährige</text:p>
          </table:table-cell>
          <table:table-cell office:value-type="float" office:value="811462" calcext:value-type="float">
            <text:p>811.462</text:p>
          </table:table-cell>
        </table:table-row>
        <table:table-row table:style-name="ro1">
          <table:table-cell office:value-type="string" calcext:value-type="string">
            <text:p>72-Jährige</text:p>
          </table:table-cell>
          <table:table-cell office:value-type="float" office:value="754507" calcext:value-type="float">
            <text:p>754.507</text:p>
          </table:table-cell>
        </table:table-row>
        <table:table-row table:style-name="ro1">
          <table:table-cell office:value-type="string" calcext:value-type="string">
            <text:p>73-Jährige</text:p>
          </table:table-cell>
          <table:table-cell office:value-type="float" office:value="648189" calcext:value-type="float">
            <text:p>648.189</text:p>
          </table:table-cell>
        </table:table-row>
        <table:table-row table:style-name="ro1">
          <table:table-cell office:value-type="string" calcext:value-type="string">
            <text:p>74-Jährige</text:p>
          </table:table-cell>
          <table:table-cell office:value-type="float" office:value="561837" calcext:value-type="float">
            <text:p>561.837</text:p>
          </table:table-cell>
        </table:table-row>
        <table:table-row table:style-name="ro1">
          <table:table-cell office:value-type="string" calcext:value-type="string">
            <text:p>75-Jährige</text:p>
          </table:table-cell>
          <table:table-cell office:value-type="float" office:value="740528" calcext:value-type="float">
            <text:p>740.528</text:p>
          </table:table-cell>
        </table:table-row>
        <table:table-row table:style-name="ro1">
          <table:table-cell office:value-type="string" calcext:value-type="string">
            <text:p>76-Jährige</text:p>
          </table:table-cell>
          <table:table-cell office:value-type="float" office:value="740375" calcext:value-type="float">
            <text:p>740.375</text:p>
          </table:table-cell>
        </table:table-row>
        <table:table-row table:style-name="ro1">
          <table:table-cell office:value-type="string" calcext:value-type="string">
            <text:p>77-Jährige</text:p>
          </table:table-cell>
          <table:table-cell office:value-type="float" office:value="704285" calcext:value-type="float">
            <text:p>704.285</text:p>
          </table:table-cell>
        </table:table-row>
        <table:table-row table:style-name="ro1">
          <table:table-cell office:value-type="string" calcext:value-type="string">
            <text:p>78-Jährige</text:p>
          </table:table-cell>
          <table:table-cell office:value-type="float" office:value="836403" calcext:value-type="float">
            <text:p>836.403</text:p>
          </table:table-cell>
        </table:table-row>
        <table:table-row table:style-name="ro1">
          <table:table-cell office:value-type="string" calcext:value-type="string">
            <text:p>79-Jährige</text:p>
          </table:table-cell>
          <table:table-cell office:value-type="float" office:value="854829" calcext:value-type="float">
            <text:p>854.829</text:p>
          </table:table-cell>
        </table:table-row>
        <table:table-row table:style-name="ro1">
          <table:table-cell office:value-type="string" calcext:value-type="string">
            <text:p>80-Jährige</text:p>
          </table:table-cell>
          <table:table-cell office:value-type="float" office:value="814346" calcext:value-type="float">
            <text:p>814.346</text:p>
          </table:table-cell>
        </table:table-row>
        <table:table-row table:style-name="ro1">
          <table:table-cell office:value-type="string" calcext:value-type="string">
            <text:p>81-Jährige</text:p>
          </table:table-cell>
          <table:table-cell office:value-type="float" office:value="726011" calcext:value-type="float">
            <text:p>726.011</text:p>
          </table:table-cell>
        </table:table-row>
        <table:table-row table:style-name="ro1">
          <table:table-cell office:value-type="string" calcext:value-type="string">
            <text:p>82-Jährige</text:p>
          </table:table-cell>
          <table:table-cell office:value-type="float" office:value="643708" calcext:value-type="float">
            <text:p>643.708</text:p>
          </table:table-cell>
        </table:table-row>
        <table:table-row table:style-name="ro1">
          <table:table-cell office:value-type="string" calcext:value-type="string">
            <text:p>83-Jährige</text:p>
          </table:table-cell>
          <table:table-cell office:value-type="float" office:value="585337" calcext:value-type="float">
            <text:p>585.337</text:p>
          </table:table-cell>
        </table:table-row>
        <table:table-row table:style-name="ro1">
          <table:table-cell office:value-type="string" calcext:value-type="string">
            <text:p>84-Jährige</text:p>
          </table:table-cell>
          <table:table-cell office:value-type="float" office:value="524879" calcext:value-type="float">
            <text:p>524.879</text:p>
          </table:table-cell>
        </table:table-row>
        <table:table-row table:style-name="ro1">
          <table:table-cell office:value-type="string" calcext:value-type="string">
            <text:p>85 Jahre und älter</text:p>
          </table:table-cell>
          <table:table-cell office:value-type="float" office:value="2386854" calcext:value-type="float">
            <text:p>2.386.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4:52:34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0.3$Windows_X86_64 LibreOffice_project/8061b3e9204bef6b321a21033174034a5e2ea88e</meta:generator>
    <dc:date>2020-10-13T14:52:41.300000000</dc:date>
    <meta:editing-duration>PT27S</meta:editing-duration>
    <meta:editing-cycles>2</meta:editing-cycles>
    <meta:document-statistic meta:table-count="1" meta:cell-count="172" meta:object-count="0"/>
  </office:meta>
</office:document-meta>
</file>